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b6f1e" officeooo:paragraph-rsid="001b6f1e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36pt" officeooo:rsid="00194d60" officeooo:paragraph-rsid="00194d60" style:font-size-asian="36pt" style:font-size-complex="36pt"/>
    </style:style>
    <style:style style:name="P7" style:family="paragraph" style:parent-style-name="Standard">
      <style:text-properties officeooo:rsid="00194d60" officeooo:paragraph-rsid="00194d60"/>
    </style:style>
    <style:style style:name="P8" style:family="paragraph" style:parent-style-name="Standard">
      <style:text-properties officeooo:paragraph-rsid="00194d60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style:page-number="auto" fo:background-color="transparent"/>
      <style:text-properties fo:hyphenate="fals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officeooo:paragraph-rsid="002d0363" fo:hyphenate="false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officeooo:paragraph-rsid="00248d51" fo:hyphenate="false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fo:hyphenate="false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fo:font-size="12pt" fo:font-weight="normal" officeooo:rsid="002373e5" officeooo:paragraph-rsid="002373e5" style:font-size-asian="10.5pt" style:font-weight-asian="normal" style:font-size-complex="12pt" style:font-weight-complex="normal" fo:hyphenate="false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text-position="0% 100%" officeooo:rsid="00272ced" officeooo:paragraph-rsid="00272ced" fo:hyphenate="false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text-position="0% 100%" officeooo:rsid="00272ced" officeooo:paragraph-rsid="002ceb46" fo:hyphenate="false"/>
    </style:style>
    <style:style style:name="P17" style:family="paragraph" style:parent-style-name="Standard" style:master-page-name="">
      <style:paragraph-properties fo:text-align="justify" style:justify-single-word="false" style:page-number="auto"/>
      <style:text-properties fo:font-size="15pt" fo:font-weight="bold" officeooo:paragraph-rsid="002d0363" style:font-size-asian="15pt" style:font-weight-asian="bold" style:font-size-complex="15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.3cm" style:auto-text-indent="false" style:page-number="auto" fo:background-color="transparent"/>
      <style:text-properties officeooo:paragraph-rsid="001fd356" fo:hyphenate="false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.3cm" style:auto-text-indent="false" fo:background-color="transparent"/>
      <style:text-properties officeooo:paragraph-rsid="001fd356" fo:hyphenate="false"/>
    </style:style>
    <style:style style:name="P20" style:family="paragraph" style:parent-style-name="Standard" style:master-page-name="MP0">
      <style:paragraph-properties style:page-number="auto" fo:break-before="page"/>
    </style:style>
    <style:style style:name="P21" style:family="paragraph" style:parent-style-name="Standard">
      <style:paragraph-properties fo:text-align="center" style:justify-single-word="false"/>
      <style:text-properties fo:font-size="32pt" officeooo:rsid="001b6f1e" officeooo:paragraph-rsid="002f8cfe" style:font-size-asian="32pt" style:font-size-complex="32pt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left="2cm" fo:margin-right="0cm" fo:text-align="justify" style:justify-single-word="false" fo:text-indent="-0.6cm" style:auto-text-indent="false">
        <style:tab-stops/>
      </style:paragraph-properties>
    </style:style>
    <style:style style:name="P24" style:family="paragraph" style:parent-style-name="Standard" style:list-style-name="L1">
      <style:paragraph-properties fo:margin-left="2cm" fo:margin-right="0cm" fo:text-align="justify" style:justify-single-word="false" fo:text-indent="-0.6cm" style:auto-text-indent="false">
        <style:tab-stops/>
      </style:paragraph-properties>
      <style:text-properties officeooo:paragraph-rsid="001db1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17e" style:font-weight-asian="bold" style:font-weight-complex="bold"/>
    </style:style>
    <style:style style:name="T3" style:family="text">
      <style:text-properties fo:font-weight="bold" officeooo:rsid="00331cf8" style:font-weight-asian="bold" style:font-weight-complex="bold"/>
    </style:style>
    <style:style style:name="T4" style:family="text">
      <style:text-properties officeooo:rsid="001866b9"/>
    </style:style>
    <style:style style:name="T5" style:family="text">
      <style:text-properties officeooo:rsid="00194d60"/>
    </style:style>
    <style:style style:name="T6" style:family="text">
      <style:text-properties officeooo:rsid="001ba25e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db17e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1fd356" style:font-size-asian="15pt" style:font-weight-asian="bold" style:font-size-complex="15pt" style:font-weight-complex="bold"/>
    </style:style>
    <style:style style:name="T10" style:family="text">
      <style:text-properties officeooo:rsid="001db17e"/>
    </style:style>
    <style:style style:name="T11" style:family="text">
      <style:text-properties officeooo:rsid="001fd356"/>
    </style:style>
    <style:style style:name="T12" style:family="text">
      <style:text-properties style:text-line-through-style="none" style:text-line-through-type="none" fo:font-style="italic" fo:font-weight="bold" officeooo:rsid="001fd356" style:font-style-asian="italic" style:font-weight-asian="bold" style:font-style-complex="italic" style:font-weight-complex="bold"/>
    </style:style>
    <style:style style:name="T13" style:family="text">
      <style:text-properties style:text-line-through-style="none" style:text-line-through-type="none" fo:font-style="italic" fo:font-weight="bold" officeooo:rsid="0034aac5" style:font-style-asian="italic" style:font-weight-asian="bold" style:font-style-complex="italic" style:font-weight-complex="bold"/>
    </style:style>
    <style:style style:name="T14" style:family="text">
      <style:text-properties style:text-line-through-style="none" style:text-line-through-type="none" fo:font-style="normal" fo:font-weight="normal" officeooo:rsid="001fd356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fo:font-style="normal" fo:font-weight="normal" officeooo:rsid="0034aac5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 fo:font-style="normal" fo:font-weight="bold" officeooo:rsid="001fd356" style:font-style-asian="normal" style:font-weight-asian="bold" style:font-style-complex="normal" style:font-weight-complex="bold"/>
    </style:style>
    <style:style style:name="T17" style:family="text">
      <style:text-properties officeooo:rsid="00248d51"/>
    </style:style>
    <style:style style:name="T18" style:family="text">
      <style:text-properties style:text-position="super 58%" officeooo:rsid="00262c70"/>
    </style:style>
    <style:style style:name="T19" style:family="text">
      <style:text-properties style:text-position="0% 100%" officeooo:rsid="00262c70"/>
    </style:style>
    <style:style style:name="T20" style:family="text">
      <style:text-properties style:text-position="0% 100%" officeooo:rsid="00272ced"/>
    </style:style>
    <style:style style:name="T21" style:family="text">
      <style:text-properties officeooo:rsid="002d0363"/>
    </style:style>
    <style:style style:name="T22" style:family="text">
      <style:text-properties officeooo:rsid="002f8cfe"/>
    </style:style>
    <style:style style:name="T23" style:family="text">
      <style:text-properties officeooo:rsid="002fb705"/>
    </style:style>
    <style:style style:name="T24" style:family="text">
      <style:text-properties fo:font-style="italic" officeooo:rsid="002fb705" style:font-style-asian="italic" style:font-style-complex="italic"/>
    </style:style>
    <text:list-style style:name="L1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wadzący:<text:tab/><text:tab/><text:tab/><text:tab/><text:tab/><text:tab/><text:tab/><text:tab/><text:tab/><text:tab/> <text:s text:c="9"/><text:span text:style-name="T22">27</text:span>.<text:span text:style-name="T4">11</text:span>.2021r.</text:p>
      <text:p text:style-name="Standard"><text:span text:style-name="T4">dr</text:span> inż. <text:span text:style-name="T4">Marcin Szlenk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LGORYTMY </text:p>
      <text:p text:style-name="P6">I </text:p>
      <text:p text:style-name="P6">STRUKTURY DANYCH</text:p>
      <text:p text:style-name="P1"/>
      <text:p text:style-name="P3">Laboratorium</text:p>
      <text:p text:style-name="P21">D<text:span text:style-name="T22">rzewa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ykona<text:span text:style-name="T5">li</text:span>:</text:p>
      <text:p text:style-name="P8">Igor Nowak </text:p>
      <text:p text:style-name="P7">Przemysław Wiszniewski </text:p>
      <text:p text:style-name="P4"><text:soft-page-break/>1. Cel projektu.</text:p>
      <text:p text:style-name="P10"><text:tab/>Celem projektu był<text:span text:style-name="T23">o przygotowanie</text:span> implementacj<text:span text:style-name="T23">i drzewa BST (ang. </text:span><text:span text:style-name="T24">Binary Search Tree</text:span><text:span text:style-name="T23">) i drzewa AVL wraz z operacjami wstawiania, usuwania, wyszukiwania elementu oraz wyświetlania całego drzewa na ekranie. Następnie zbadaliśmy czas wykonywania tych operacji dla podanej tablicy wejściowej zawierającej liczby losowane z zadanego zakresu. </text:span></text:p>
      <text:p text:style-name="P5"/>
      <text:p text:style-name="P5"/>
      <text:p text:style-name="P17"><text:span text:style-name="T21">2</text:span>. <text:span text:style-name="T6">Środowisko programistyczne i platforma testowa</text:span>.</text:p>
      <text:p text:style-name="P11"><text:tab/>Algorytmy oraz skrypt do wykonywania pomiarów zostały zaimplementowane w języku Python. Na platformę testową składał się komputer wyposażony w procesor AMD Ryzen 5 3600 taktowany zegarem 4.2 GHz operujący pod systemem Windows 10 Pro w wersji 21H1 oraz środowisko języka Python w wersji 3.9.4.</text:p>
      <text:p text:style-name="P5"/>
      <text:p text:style-name="P5"/>
      <text:p text:style-name="P5"><text:span text:style-name="T7">3. </text:span><text:span text:style-name="T8">Pliki i funkcje</text:span><text:span text:style-name="T7">.</text:span></text:p>
      <text:p text:style-name="P13"><text:tab/><text:span text:style-name="T10">Skrypt testujący</text:span> został podzielony na kilka plików składowych:</text:p>
      <text:list xml:id="list2015440085" text:style-name="L1">
        <text:list-item>
          <text:p text:style-name="P23"><text:span text:style-name="Domyślna_20_czcionka_20_akapitu"><text:span text:style-name="T2">Main</text:span></text:span><text:span text:style-name="Domyślna_20_czcionka_20_akapitu"><text:span text:style-name="T1">.py</text:span></text:span> – główny plik zawierający tylko jedną funkcję odpowiedzialną za <text:span text:style-name="T10">wystartowanie pomiarów czasu dla zadanej listy zawierającej tablice elementów, na których będą wykonywane pomiary</text:span>.</text:p>
        </text:list-item>
        <text:list-item>
          <text:p text:style-name="P23"><text:span text:style-name="Domyślna_20_czcionka_20_akapitu"><text:span text:style-name="T2">Utils</text:span></text:span><text:span text:style-name="Domyślna_20_czcionka_20_akapitu"><text:span text:style-name="T1">.py</text:span></text:span> – plik zawierający klasę <text:span text:style-name="T10">Utils</text:span>, odpowiedzialną za obsługę wszystkich <text:span text:style-name="T10">czynności niezbędnych do wykonania pomiarów, takich jak wygenerowanie danych, wystartowanie pomiarów, stworzenie wykresów i ich zapis do pliku oraz zapis wyników pomiarów do pliku</text:span>.</text:p>
        </text:list-item>
        <text:list-item>
          <text:p text:style-name="P23"><text:span text:style-name="Domyślna_20_czcionka_20_akapitu"><text:span text:style-name="T2">N</text:span></text:span><text:span text:style-name="Domyślna_20_czcionka_20_akapitu"><text:span text:style-name="T3">ode</text:span></text:span><text:span text:style-name="Domyślna_20_czcionka_20_akapitu"><text:span text:style-name="T1">.py</text:span></text:span> – plik <text:span text:style-name="T10">zawierający klasę Node implementującą węzeł, z których zbudowane są drzewa</text:span>.</text:p>
        </text:list-item>
        <text:list-item>
          <text:p text:style-name="P24"><text:span text:style-name="Domyślna_20_czcionka_20_akapitu"><text:span text:style-name="T2">B</text:span></text:span><text:span text:style-name="Domyślna_20_czcionka_20_akapitu"><text:span text:style-name="T3">inarySearchTree</text:span></text:span><text:span text:style-name="Domyślna_20_czcionka_20_akapitu"><text:span text:style-name="T1">.py</text:span></text:span> – plik <text:span text:style-name="T10">zawierający klasę BinarySearchTree implementującą drzewo BST</text:span>.</text:p>
        </text:list-item>
        <text:list-item>
          <text:p text:style-name="P24"><text:span text:style-name="Domyślna_20_czcionka_20_akapitu"><text:span text:style-name="T2">A</text:span></text:span><text:span text:style-name="Domyślna_20_czcionka_20_akapitu"><text:span text:style-name="T3">VLTree</text:span></text:span><text:span text:style-name="Domyślna_20_czcionka_20_akapitu"><text:span text:style-name="T1">.py</text:span></text:span> – plik <text:span text:style-name="T10">zawierający klasę AVLTree implementującą drzewo AVL</text:span>.</text:p>
        </text:list-item>
      </text:list>
      <text:p text:style-name="P18"/>
      <text:p text:style-name="P19"><text:span text:style-name="T11">W celu uruchomienia pomiarów należy w konsoli użyć polecenia </text:span><text:span text:style-name="T12">python Main.py</text:span><text:span text:style-name="T14">. Aby zmienić </text:span><text:span text:style-name="T15">wejściowe tablice elementów</text:span><text:span text:style-name="T14"> należy w pliku </text:span><text:span text:style-name="T16">Main.py</text:span><text:span text:style-name="T14"> zmodyfikować zmienn</text:span><text:span text:style-name="T15">ą</text:span><text:span text:style-name="T14"> </text:span><text:span text:style-name="T12">l</text:span><text:span text:style-name="T13">ist_of_lists</text:span><text:span text:style-name="T14">.</text:span></text:p>
      <text:p text:style-name="P5"/>
      <text:p text:style-name="P5"/>
      <text:p text:style-name="P5"><text:span text:style-name="T7">4. </text:span><text:span text:style-name="T9">Wyniki pomiarów</text:span><text:span text:style-name="T7">.</text:span></text:p>
      <text:p text:style-name="P14">Pomiary zostały wykonane dla liczby elementów z przedziału 1000 – 66000 z krokiem 5000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5. Podsumowanie.</text:p>
      <text:p text:style-name="P12"><text:span text:style-name="T17">Algorytmy takie jak Bubble Sort i Selection Sort charakteryzują się złożonością O(n</text:span><text:span text:style-name="T18">2</text:span><text:span text:style-name="T19">) co również potwierdzają pomiary. Czas ich wykonania jest z</text:span><text:span text:style-name="T20">na</text:span><text:span text:style-name="T19">cznie dłuższy od pozostałych, </text:span><text:span text:style-name="T20">w szczególności algorytmu sortowania przez wybieranie, gdzie czas sortowania 66 tys. elementów zajmuje ponad 100 sekund.</text:span></text:p>
      <text:p text:style-name="P15">Wykonanie algorytmów Merge Sort i Quick Sort jest znacznie szybsze. Ich złożoność wynosi O(n*log n). <text:s/>W algorytmie Quick Sort został wykorzystany zrównoważony podział, tak więc jego szybkość jest bardzo podobna do algorytmu Merge Sort. Posortowanie 66 tyś elementów algorytmem szybkiego sortowania zajmuje około 0.1 sekundy, a algorytmem sortowania przez scalanie około 0.2 sekundy. </text:p>
      <text:p text:style-name="P16">Podsumowując, najszybszy z badanych algorytmów okazał się być algorytm szybkiego sortowania. Tuż za nim znalazł się algorytm sortowania przez scalanie, a następnie algorytm sortowania przez wybieranie. Najwolniejszym okazał się być algorytm sortowania bąbelkoweg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1-06-09T04:52:00Z</meta:creation-date>
    <dc:date>2021-11-29T02:33:16.209000000</dc:date>
    <meta:editing-cycles>83</meta:editing-cycles>
    <meta:editing-duration>PT10H39M55S</meta:editing-duration>
    <meta:document-statistic meta:table-count="0" meta:image-count="0" meta:object-count="0" meta:page-count="3" meta:paragraph-count="28" meta:word-count="381" meta:character-count="2868" meta:non-whitespace-character-count="2485"/>
    <meta:template xlink:type="simple" xlink:actuate="onRequest" xlink:title="" xlink:href="file:///D:/Różne/Studia/INFORMATYKA/PIPR/langtons_ant/Project-documentation.odt/Normal.dotm"/>
  </office:meta>
</office:document-meta>
</file>